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3134in"/>
    </style:style>
    <style:style style:name="co4" style:family="table-column">
      <style:table-column-properties fo:break-before="auto" style:column-width="1.0118in"/>
    </style:style>
    <style:style style:name="co5" style:family="table-column">
      <style:table-column-properties fo:break-before="auto" style:column-width="1.9098in"/>
    </style:style>
    <style:style style:name="co6" style:family="table-column">
      <style:table-column-properties fo:break-before="auto" style:column-width="1.7335in"/>
    </style:style>
    <style:style style:name="co7" style:family="table-column">
      <style:table-column-properties fo:break-before="auto" style:column-width="1.3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.4165in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in Sampling freq</text:p>
          </table:table-cell>
          <table:table-cell office:value-type="float" office:value="64000000" calcext:value-type="float">
            <text:p>6400000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7" office:value-type="string" calcext:value-type="string">
            <text:p>fmax_view-fmin_view</text:p>
          </table:table-cell>
          <table:table-cell office:value-type="string" calcext:value-type="string">
            <text:p>hz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points</text:p>
          </table:table-cell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string" calcext:value-type="string">
            <text:p>32.000.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 sided points</text:p>
          </table:table-cell>
          <table:table-cell table:formula="of:=[.D5]/2"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16.000.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ful points</text:p>
          </table:table-cell>
          <table:table-cell table:formula="of:=[.D6]/2" office:value-type="float" office:value="4096" calcext:value-type="float">
            <text:p>4096</text:p>
          </table:table-cell>
          <table:table-cell table:number-columns-repeated="4"/>
          <table:table-cell office:value-type="string" calcext:value-type="string">
            <text:p>8.000.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.000.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q bin BW [Hz]</text:p>
          </table:table-cell>
          <table:table-cell table:style-name="ce2" office:value-type="string" calcext:value-type="string">
            <text:p>BW [Hz]</text:p>
          </table:table-cell>
          <table:table-cell office:value-type="string" calcext:value-type="string">
            <text:p>Sampling Rate</text:p>
          </table:table-cell>
          <table:table-cell office:value-type="string" calcext:value-type="string">
            <text:p>Time to capture total points</text:p>
          </table:table-cell>
          <table:table-cell office:value-type="string" calcext:value-type="string">
            <text:p>CIC+FIR BW = Fs*0.25/R</text:p>
          </table:table-cell>
          <table:table-cell office:value-type="string" calcext:value-type="string">
            <text:p>R = Tot Decimation</text:p>
          </table:table-cell>
          <table:table-cell office:value-type="string" calcext:value-type="string">
            <text:p>FIR DEC </text:p>
          </table:table-cell>
          <table:table-cell office:value-type="string" calcext:value-type="string">
            <text:p>CIC DEC</text:p>
          </table:table-cell>
          <table:table-cell office:value-type="string" calcext:value-type="string">
            <text:p>hz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1]/[.$D$7]" office:value-type="float" office:value="488.28125" calcext:value-type="float">
            <text:p>488.28125</text:p>
          </table:table-cell>
          <table:table-cell table:style-name="ce3" table:formula="of:=[.F11]/2" office:value-type="float" office:value="2000000" calcext:value-type="float">
            <text:p>2,000,000</text:p>
          </table:table-cell>
          <table:table-cell table:formula="of:=[.$D$3]/[.G11]" office:value-type="float" office:value="16000000" calcext:value-type="float">
            <text:p>16000000</text:p>
          </table:table-cell>
          <table:table-cell table:formula="of:=[.$D$5]/[.D11]" office:value-type="float" office:value="0.001024" calcext:value-type="float">
            <text:p>0.001024</text:p>
          </table:table-cell>
          <table:table-cell table:style-name="ce3" table:formula="of:=[.$D$3]*0.25/[.G11]" office:value-type="float" office:value="4000000" calcext:value-type="float">
            <text:p>4,000,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11]/[.H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1+[.A11]" office:value-type="float" office:value="2" calcext:value-type="float">
            <text:p>2</text:p>
          </table:table-cell>
          <table:table-cell table:formula="of:=[.C12]/[.$D$7]" office:value-type="float" office:value="244.140625" calcext:value-type="float">
            <text:p>244.140625</text:p>
          </table:table-cell>
          <table:table-cell table:style-name="ce3" table:formula="of:=[.F12]/2" office:value-type="float" office:value="1000000" calcext:value-type="float">
            <text:p>1,000,000</text:p>
          </table:table-cell>
          <table:table-cell table:formula="of:=[.$D$3]/[.G12]" office:value-type="float" office:value="8000000" calcext:value-type="float">
            <text:p>8000000</text:p>
          </table:table-cell>
          <table:table-cell table:formula="of:=[.$D$5]/[.D12]" office:value-type="float" office:value="0.002048" calcext:value-type="float">
            <text:p>0.002048</text:p>
          </table:table-cell>
          <table:table-cell table:style-name="ce3" table:formula="of:=[.$D$3]*0.25/[.G12]" office:value-type="float" office:value="2000000" calcext:value-type="float">
            <text:p>2,000,000</text:p>
          </table:table-cell>
          <table:table-cell table:formula="of:=[.G11]*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G12]/[.H12]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1+[.A12]" office:value-type="float" office:value="3" calcext:value-type="float">
            <text:p>3</text:p>
          </table:table-cell>
          <table:table-cell table:formula="of:=[.C13]/[.$D$7]" office:value-type="float" office:value="122.0703125" calcext:value-type="float">
            <text:p>122.0703125</text:p>
          </table:table-cell>
          <table:table-cell table:style-name="ce3" table:formula="of:=[.F13]/2" office:value-type="float" office:value="500000" calcext:value-type="float">
            <text:p>500,000</text:p>
          </table:table-cell>
          <table:table-cell table:formula="of:=[.$D$3]/[.G13]" office:value-type="float" office:value="4000000" calcext:value-type="float">
            <text:p>4000000</text:p>
          </table:table-cell>
          <table:table-cell table:formula="of:=[.$D$5]/[.D13]" office:value-type="float" office:value="0.004096" calcext:value-type="float">
            <text:p>0.004096</text:p>
          </table:table-cell>
          <table:table-cell table:style-name="ce3" table:formula="of:=[.$D$3]*0.25/[.G13]" office:value-type="float" office:value="1000000" calcext:value-type="float">
            <text:p>1,000,000</text:p>
          </table:table-cell>
          <table:table-cell table:formula="of:=[.G12]*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G13]/[.H13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1+[.A13]" office:value-type="float" office:value="4" calcext:value-type="float">
            <text:p>4</text:p>
          </table:table-cell>
          <table:table-cell table:formula="of:=[.C14]/[.$D$7]" office:value-type="float" office:value="61.03515625" calcext:value-type="float">
            <text:p>61.03515625</text:p>
          </table:table-cell>
          <table:table-cell table:style-name="ce3" table:formula="of:=[.F14]/2" office:value-type="float" office:value="250000" calcext:value-type="float">
            <text:p>250,000</text:p>
          </table:table-cell>
          <table:table-cell table:formula="of:=[.$D$3]/[.G14]" office:value-type="float" office:value="2000000" calcext:value-type="float">
            <text:p>2000000</text:p>
          </table:table-cell>
          <table:table-cell table:formula="of:=[.$D$5]/[.D14]" office:value-type="float" office:value="0.008192" calcext:value-type="float">
            <text:p>0.008192</text:p>
          </table:table-cell>
          <table:table-cell table:style-name="ce3" table:formula="of:=[.$D$3]*0.25/[.G14]" office:value-type="float" office:value="500000" calcext:value-type="float">
            <text:p>500,000</text:p>
          </table:table-cell>
          <table:table-cell table:formula="of:=[.G13]*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G14]/[.H14]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1+[.A14]" office:value-type="float" office:value="5" calcext:value-type="float">
            <text:p>5</text:p>
          </table:table-cell>
          <table:table-cell table:formula="of:=[.C15]/[.$D$7]" office:value-type="float" office:value="30.517578125" calcext:value-type="float">
            <text:p>30.517578125</text:p>
          </table:table-cell>
          <table:table-cell table:style-name="ce3" table:formula="of:=[.F15]/2" office:value-type="float" office:value="125000" calcext:value-type="float">
            <text:p>125,000</text:p>
          </table:table-cell>
          <table:table-cell table:formula="of:=[.$D$3]/[.G15]" office:value-type="float" office:value="1000000" calcext:value-type="float">
            <text:p>1000000</text:p>
          </table:table-cell>
          <table:table-cell table:formula="of:=[.$D$5]/[.D15]" office:value-type="float" office:value="0.016384" calcext:value-type="float">
            <text:p>0.016384</text:p>
          </table:table-cell>
          <table:table-cell table:style-name="ce3" table:formula="of:=[.$D$3]*0.25/[.G15]" office:value-type="float" office:value="250000" calcext:value-type="float">
            <text:p>250,000</text:p>
          </table:table-cell>
          <table:table-cell table:formula="of:=[.G14]*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G15]/[.H15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1+[.A15]" office:value-type="float" office:value="6" calcext:value-type="float">
            <text:p>6</text:p>
          </table:table-cell>
          <table:table-cell table:formula="of:=[.C16]/[.$D$7]" office:value-type="float" office:value="15.2587890625" calcext:value-type="float">
            <text:p>15.2587890625</text:p>
          </table:table-cell>
          <table:table-cell table:style-name="ce3" table:formula="of:=[.F16]/2" office:value-type="float" office:value="62500" calcext:value-type="float">
            <text:p>62,500</text:p>
          </table:table-cell>
          <table:table-cell table:formula="of:=[.$D$3]/[.G16]" office:value-type="float" office:value="500000" calcext:value-type="float">
            <text:p>500000</text:p>
          </table:table-cell>
          <table:table-cell table:formula="of:=[.$D$5]/[.D16]" office:value-type="float" office:value="0.032768" calcext:value-type="float">
            <text:p>0.032768</text:p>
          </table:table-cell>
          <table:table-cell table:style-name="ce3" table:formula="of:=[.$D$3]*0.25/[.G16]" office:value-type="float" office:value="125000" calcext:value-type="float">
            <text:p>125,000</text:p>
          </table:table-cell>
          <table:table-cell table:formula="of:=[.G15]*2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G16]/[.H1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1+[.A16]" office:value-type="float" office:value="7" calcext:value-type="float">
            <text:p>7</text:p>
          </table:table-cell>
          <table:table-cell table:formula="of:=[.C17]/[.$D$7]" office:value-type="float" office:value="7.62939453125" calcext:value-type="float">
            <text:p>7.62939453125</text:p>
          </table:table-cell>
          <table:table-cell table:style-name="ce3" table:formula="of:=[.F17]/2" office:value-type="float" office:value="31250" calcext:value-type="float">
            <text:p>31,250</text:p>
          </table:table-cell>
          <table:table-cell table:formula="of:=[.$D$3]/[.G17]" office:value-type="float" office:value="250000" calcext:value-type="float">
            <text:p>250000</text:p>
          </table:table-cell>
          <table:table-cell table:formula="of:=[.$D$5]/[.D17]" office:value-type="float" office:value="0.065536" calcext:value-type="float">
            <text:p>0.065536</text:p>
          </table:table-cell>
          <table:table-cell table:style-name="ce3" table:formula="of:=[.$D$3]*0.25/[.G17]" office:value-type="float" office:value="62500" calcext:value-type="float">
            <text:p>62,500</text:p>
          </table:table-cell>
          <table:table-cell table:formula="of:=[.G16]*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G17]/[.H17]"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1+[.A17]" office:value-type="float" office:value="8" calcext:value-type="float">
            <text:p>8</text:p>
          </table:table-cell>
          <table:table-cell table:formula="of:=[.C18]/[.$D$7]" office:value-type="float" office:value="3.814697265625" calcext:value-type="float">
            <text:p>3.814697265625</text:p>
          </table:table-cell>
          <table:table-cell table:style-name="ce3" table:formula="of:=[.F18]/2" office:value-type="float" office:value="15625" calcext:value-type="float">
            <text:p>15,625</text:p>
          </table:table-cell>
          <table:table-cell table:formula="of:=[.$D$3]/[.G18]" office:value-type="float" office:value="125000" calcext:value-type="float">
            <text:p>125000</text:p>
          </table:table-cell>
          <table:table-cell table:formula="of:=[.$D$5]/[.D18]" office:value-type="float" office:value="0.131072" calcext:value-type="float">
            <text:p>0.131072</text:p>
          </table:table-cell>
          <table:table-cell table:style-name="ce3" table:formula="of:=[.$D$3]*0.25/[.G18]" office:value-type="float" office:value="31250" calcext:value-type="float">
            <text:p>31,250</text:p>
          </table:table-cell>
          <table:table-cell table:formula="of:=[.G17]*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[.G18]/[.H18]" office:value-type="float" office:value="256" calcext:value-type="float">
            <text:p>256</text:p>
          </table:table-cell>
          <table:table-cell/>
        </table:table-row>
        <table:table-row table:style-name="ro1">
          <table:table-cell table:formula="of:=1+[.A18]" office:value-type="float" office:value="9" calcext:value-type="float">
            <text:p>9</text:p>
          </table:table-cell>
          <table:table-cell table:formula="of:=[.C19]/[.$D$7]" office:value-type="float" office:value="1.9073486328125" calcext:value-type="float">
            <text:p>1.9073486328125</text:p>
          </table:table-cell>
          <table:table-cell table:style-name="ce3" table:formula="of:=[.F19]/2" office:value-type="float" office:value="7812.5" calcext:value-type="float">
            <text:p>7,813</text:p>
          </table:table-cell>
          <table:table-cell table:formula="of:=[.$D$3]/[.G19]" office:value-type="float" office:value="62500" calcext:value-type="float">
            <text:p>62500</text:p>
          </table:table-cell>
          <table:table-cell table:formula="of:=[.$D$5]/[.D19]" office:value-type="float" office:value="0.262144" calcext:value-type="float">
            <text:p>0.262144</text:p>
          </table:table-cell>
          <table:table-cell table:style-name="ce3" table:formula="of:=[.$D$3]*0.25/[.G19]" office:value-type="float" office:value="15625" calcext:value-type="float">
            <text:p>15,625</text:p>
          </table:table-cell>
          <table:table-cell table:formula="of:=[.G18]*2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G19]/[.H19]" office:value-type="float" office:value="512" calcext:value-type="float">
            <text:p>512</text:p>
          </table:table-cell>
          <table:table-cell/>
        </table:table-row>
        <table:table-row table:style-name="ro1">
          <table:table-cell table:formula="of:=1+[.A19]" office:value-type="float" office:value="10" calcext:value-type="float">
            <text:p>10</text:p>
          </table:table-cell>
          <table:table-cell table:formula="of:=[.C20]/[.$D$7]" office:value-type="float" office:value="0.95367431640625" calcext:value-type="float">
            <text:p>0.95367431640625</text:p>
          </table:table-cell>
          <table:table-cell table:style-name="ce3" table:formula="of:=[.F20]/2" office:value-type="float" office:value="3906.25" calcext:value-type="float">
            <text:p>3,906</text:p>
          </table:table-cell>
          <table:table-cell table:formula="of:=[.$D$3]/[.G20]" office:value-type="float" office:value="31250" calcext:value-type="float">
            <text:p>31250</text:p>
          </table:table-cell>
          <table:table-cell table:formula="of:=[.$D$5]/[.D20]" office:value-type="float" office:value="0.524288" calcext:value-type="float">
            <text:p>0.524288</text:p>
          </table:table-cell>
          <table:table-cell table:style-name="ce3" table:formula="of:=[.$D$3]*0.25/[.G20]" office:value-type="float" office:value="7812.5" calcext:value-type="float">
            <text:p>7,813</text:p>
          </table:table-cell>
          <table:table-cell table:formula="of:=[.G19]*2"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table:formula="of:=[.G20]/[.H20]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F10:Sheet1.I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6:54:20.14204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4:59:41.321949664</meta:creation-date>
    <dc:date>2023-04-18T15:44:59.937454126</dc:date>
    <meta:editing-duration>P4DT22M30S</meta:editing-duration>
    <meta:editing-cycles>4</meta:editing-cycles>
    <meta:generator>LibreOffice/6.4.7.2$Linux_X86_64 LibreOffice_project/40$Build-2</meta:generator>
    <meta:document-statistic meta:table-count="1" meta:cell-count="119" meta:object-count="0"/>
  </office:meta>
</office:document-meta>
</file>